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tLab Sans" svg:font-family="'GitLab Sans', apple-system, BlinkMacSystemFont, 'Segoe UI', Roboto, 'Noto Sans', Ubuntu, Cantarell, 'Helvetica Neue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s" fo:country="EC" officeooo:rsid="000e14a4" officeooo:paragraph-rsid="000e14a4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e14a4" officeooo:paragraph-rsid="000e14a4"/>
    </style:style>
    <style:style style:name="P4" style:family="paragraph" style:parent-style-name="Standard">
      <style:text-properties officeooo:rsid="000e14a4" officeooo:paragraph-rsid="000e14a4"/>
    </style:style>
    <style:style style:name="P5" style:family="paragraph" style:parent-style-name="Standard">
      <style:text-properties officeooo:rsid="000f3235" officeooo:paragraph-rsid="000f3235"/>
    </style:style>
    <style:style style:name="P6" style:family="paragraph" style:parent-style-name="Standard">
      <style:text-properties officeooo:rsid="00157991" officeooo:paragraph-rsid="00157991"/>
    </style:style>
    <style:style style:name="P7" style:family="paragraph" style:parent-style-name="Standard">
      <style:text-properties officeooo:rsid="001635d6" officeooo:paragraph-rsid="001635d6"/>
    </style:style>
    <style:style style:name="P8" style:family="paragraph" style:parent-style-name="Text_20_body">
      <style:text-properties officeooo:paragraph-rsid="000e14a4"/>
    </style:style>
    <style:style style:name="T1" style:family="text">
      <style:text-properties officeooo:rsid="000e14a4"/>
    </style:style>
    <style:style style:name="T2" style:family="text">
      <style:text-properties fo:font-variant="normal" fo:text-transform="none" fo:color="#333238" loext:opacity="100%" style:text-line-through-style="none" style:text-line-through-type="none" style:font-name="GitLab 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333238" loext:opacity="100%" style:text-line-through-style="none" style:text-line-through-type="none" style:font-name="GitLab Sans" fo:font-size="10.5pt" fo:letter-spacing="normal" fo:font-style="normal" style:text-underline-style="none" fo:font-weight="normal" officeooo:rsid="000e14a4" style:text-blinking="false" fo:background-color="transparent" loext:char-shading-value="0"/>
    </style:style>
    <style:style style:name="T4" style:family="text">
      <style:text-properties fo:color="#c9211e" loext:opacity="100%"/>
    </style:style>
    <style:style style:name="T5" style:family="text">
      <style:text-properties officeooo:rsid="00157991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alacion</text:p>
      <text:p text:style-name="P5">Sudo bash install.sh</text:p>
      <text:p text:style-name="P5"/>
      <text:p text:style-name="P4">Servidor de aplicaciones 8080</text:p>
      <text:p text:style-name="P4">Administracion 9090</text:p>
      <text:p text:style-name="P4">Servidor de DB 5432 no debe estar ocupado <text:span text:style-name="T5">o 5436</text:span></text:p>
      <text:p text:style-name="P4">Nombre de la unidad a configurar: </text:p>
      <text:p text:style-name="P4">ver en el archivo:</text:p>
      <text:p text:style-name="P6">Asegurarse que este en desarrollo</text:p>
      <text:p text:style-name="P4"/>
      <text:p text:style-name="P8"><text:a xlink:type="simple" xlink:href="https://gitlab.armada.mil.ec/dmoran/wildfly-docker/-/tree/develop/" text:style-name="Internet_20_link" text:visited-style-name="Visited_20_Internet_20_Link"><text:span text:style-name="T3">wildfly-docker</text:span></text:a></text:p>
      <text:p text:style-name="P8"><text:a xlink:type="simple" xlink:href="https://gitlab.armada.mil.ec/dmoran/wildfly-docker/-/tree/develop/pre-init-database" text:style-name="Internet_20_link" text:visited-style-name="Visited_20_Internet_20_Link">pre-init-database</text:a><text:span text:style-name="T2"> → </text:span><text:a xlink:type="simple" xlink:href="https://gitlab.armada.mil.ec/dmoran/wildfly-docker/-/blob/develop/pre-init-database/db_mensest.sql" text:style-name="Internet_20_link" text:visited-style-name="Visited_20_Internet_20_Link">db_mensest.sql</text:a></text:p>
      <text:p text:style-name="P4"/>
      <text:p text:style-name="P1"><text:bookmark text:name="LC8752"/>INSERT INTO public.me_unidad_naval (un_id, un_id_orion, un_nombre, un_ip, email) VALUES (1, <text:span text:style-name="T4">122</text:span>, '<text:span text:style-name="T4">COOPNA</text:span>', '127.0.0.1', 'coopna@mensest.armada.mil.ec');</text:p>
      <text:p text:style-name="P2"/>
      <text:p text:style-name="P3"><text:bookmark text:name="LC8753"/>nombre coopna</text:p>
      <text:p text:style-name="P3">identificador : 122</text:p>
      <text:p text:style-name="P3">usuario coopna</text:p>
      <text:p text:style-name="P3">contraseña coopna</text:p>
      <text:p text:style-name="P4">host smtp: 186.5.88.94</text:p>
      <text:p text:style-name="P7">host imap: <text:span text:style-name="T1">186.5.88.94</text:span></text:p>
      <text:p text:style-name="P4"/>
      <text:p text:style-name="P4">coopna.key</text:p>
      <text:p text:style-name="P4"/>
      <text:p text:style-name="P4"/>
      <text:p text:style-name="P6">Desinstalar menses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tLab Sans" svg:font-family="'GitLab Sans', apple-system, BlinkMacSystemFont, 'Segoe UI', Roboto, 'Noto Sans', Ubuntu, Cantarell, 'Helvetica Neue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24:38.737847594</meta:creation-date>
    <dc:date>2023-05-24T13:27:34.437282580</dc:date>
    <meta:editing-duration>PT22H21M24S</meta:editing-duration>
    <meta:editing-cycles>1</meta:editing-cycles>
    <meta:document-statistic meta:table-count="0" meta:image-count="0" meta:object-count="0" meta:page-count="1" meta:paragraph-count="19" meta:word-count="71" meta:character-count="548" meta:non-whitespace-character-count="495"/>
    <meta:generator>LibreOffice/7.3.2.2$Linux_X86_64 LibreOffice_project/30$Build-2</meta:generator>
  </office:meta>
</office:document-meta>
</file>